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Table1" style:family="table">
      <style:table-properties style:width="14.393cm" fo:margin-left="1.371cm" table:align="left" fo:background-color="transparent">
        <style:background-image/>
      </style:table-properties>
    </style:style>
    <style:style style:name="Table1.A" style:family="table-column">
      <style:table-column-properties style:column-width="3.946cm"/>
    </style:style>
    <style:style style:name="Table1.B" style:family="table-column">
      <style:table-column-properties style:column-width="10.448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cccccc" fo:padding="0.049cm" fo:border="0.05pt solid #000000" style:writing-mode="page">
        <style:background-image/>
      </style:table-cell-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0.05pt solid #000000" fo:border-top="none" fo:border-bottom="0.05pt solid #000000" style:writing-mode="page"/>
    </style:style>
    <style:style style:name="Table1.A8" style:family="table-cell">
      <style:table-cell-properties fo:padding="0.049cm" fo:border-left="0.05pt solid #000000" fo:border-right="none" fo:border-top="none" fo:border-bottom="0.05pt solid #000000" style:writing-mode="page"/>
    </style:style>
    <style:style style:name="Table1.B8" style:family="table-cell">
      <style:table-cell-properties fo:padding="0.049cm" fo:border-left="0.05pt solid #000000" fo:border-right="0.05pt solid #000000" fo:border-top="none" fo:border-bottom="0.05pt solid #000000" style:writing-mode="page"/>
    </style:style>
    <style:style style:name="Table1.A9" style:family="table-cell">
      <style:table-cell-properties fo:padding="0.049cm" fo:border-left="0.05pt solid #000000" fo:border-right="none" fo:border-top="none" fo:border-bottom="0.05pt solid #000000" style:writing-mode="page"/>
    </style:style>
    <style:style style:name="Table1.B9"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84cm" table:align="left"/>
    </style:style>
    <style:style style:name="Table2.A" style:family="table-column">
      <style:table-column-properties style:column-width="3.297cm"/>
    </style:style>
    <style:style style:name="Table2.B" style:family="table-column">
      <style:table-column-properties style:column-width="14.288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584cm" table:align="left" fo:background-color="transparent">
        <style:background-image/>
      </style:table-properties>
    </style:style>
    <style:style style:name="Table3.A" style:family="table-column">
      <style:table-column-properties style:column-width="1.739cm"/>
    </style:style>
    <style:style style:name="Table3.B" style:family="table-column">
      <style:table-column-properties style:column-width="5.2cm"/>
    </style:style>
    <style:style style:name="Table3.C" style:family="table-column">
      <style:table-column-properties style:column-width="6.306cm"/>
    </style:style>
    <style:style style:name="Table3.D" style:family="table-column">
      <style:table-column-properties style:column-width="4.339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cccccc" fo:padding="0.049cm" fo:border="0.05pt solid #000000" style:writing-mode="page">
        <style:background-image/>
      </style:table-cell-properties>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none" fo:border-top="none" fo:border-bottom="0.05pt solid #000000" style:writing-mode="page"/>
    </style:style>
    <style:style style:name="Table3.D2" style:family="table-cell">
      <style:table-cell-properties fo:padding="0.049cm" fo:border-left="0.05pt solid #000000" fo:border-right="0.05pt solid #000000" fo:border-top="none" fo:border-bottom="0.05pt solid #000000"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0.05pt solid #000000" fo:border-right="none" fo:border-top="none" fo:border-bottom="0.05pt solid #000000" style:writing-mode="page"/>
    </style:style>
    <style:style style:name="Table3.C3" style:family="table-cell">
      <style:table-cell-properties fo:padding="0.049cm" fo:border-left="0.05pt solid #000000" fo:border-right="none" fo:border-top="none" fo:border-bottom="0.05pt solid #000000" style:writing-mode="page"/>
    </style:style>
    <style:style style:name="Table3.D3" style:family="table-cell">
      <style:table-cell-properties fo:padding="0.049cm" fo:border-left="0.05pt solid #000000" fo:border-right="0.05pt solid #000000" fo:border-top="none" fo:border-bottom="0.05pt solid #000000" style:writing-mode="page"/>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0.05pt solid #000000" fo:border-right="none" fo:border-top="none" fo:border-bottom="0.05pt solid #000000" style:writing-mode="page"/>
    </style:style>
    <style:style style:name="Table3.D4" style:family="table-cell">
      <style:table-cell-properties fo:padding="0.049cm" fo:border-left="0.05pt solid #000000" fo:border-right="0.05pt solid #000000" fo:border-top="none" fo:border-bottom="0.05pt solid #000000" style:writing-mode="page"/>
    </style:style>
    <style:style style:name="Table3.5" style:family="table-row">
      <style:table-row-properties style:min-row-height="0.002cm"/>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0.05pt solid #000000" fo:border-right="none" fo:border-top="none" fo:border-bottom="0.05pt solid #000000" style:writing-mode="page"/>
    </style:style>
    <style:style style:name="Table3.D5" style:family="table-cell">
      <style:table-cell-properties fo:padding="0.049cm" fo:border-left="0.05pt solid #000000" fo:border-right="0.05pt solid #000000" fo:border-top="none" fo:border-bottom="0.05pt solid #000000" style:writing-mode="page"/>
    </style:style>
    <style:style style:name="Table3.A6" style:family="table-cell">
      <style:table-cell-properties fo:padding="0.049cm" fo:border-left="0.05pt solid #000000" fo:border-right="none"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0.05pt solid #000000" fo:border-right="none" fo:border-top="none" fo:border-bottom="0.05pt solid #000000" style:writing-mode="page"/>
    </style:style>
    <style:style style:name="Table3.D6" style:family="table-cell">
      <style:table-cell-properties fo:padding="0.049cm" fo:border-left="0.05pt solid #000000" fo:border-right="0.05pt solid #000000" fo:border-top="none" fo:border-bottom="0.05pt solid #000000" style:writing-mode="page"/>
    </style:style>
    <style:style style:name="Table3.7" style:family="table-row">
      <style:table-row-properties style:row-height="0.002cm"/>
    </style:style>
    <style:style style:name="Table3.A7" style:family="table-cell">
      <style:table-cell-properties fo:padding="0.049cm" fo:border-left="0.05pt solid #000000" fo:border-right="none"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0.05pt solid #000000" fo:border-right="none" fo:border-top="none" fo:border-bottom="0.05pt solid #000000" style:writing-mode="page"/>
    </style:style>
    <style:style style:name="Table3.D7" style:family="table-cell">
      <style:table-cell-properties fo:padding="0.049cm" fo:border-left="0.05pt solid #000000" fo:border-right="0.05pt solid #000000" fo:border-top="none" fo:border-bottom="0.05pt solid #000000" style:writing-mode="page"/>
    </style:style>
    <style:style style:name="Table3.A8" style:family="table-cell">
      <style:table-cell-properties fo:padding="0.049cm" fo:border-left="0.05pt solid #000000" fo:border-right="none" fo:border-top="none" fo:border-bottom="0.05pt solid #000000" style:writing-mode="page"/>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0.05pt solid #000000" fo:border-right="none" fo:border-top="none" fo:border-bottom="0.05pt solid #000000" style:writing-mode="page"/>
    </style:style>
    <style:style style:name="Table3.D8" style:family="table-cell">
      <style:table-cell-properties fo:padding="0.049cm" fo:border-left="0.05pt solid #000000" fo:border-right="0.05pt solid #000000" fo:border-top="none" fo:border-bottom="0.05pt solid #000000" style:writing-mode="page"/>
    </style:style>
    <style:style style:name="Table3.A9" style:family="table-cell">
      <style:table-cell-properties fo:padding="0.049cm" fo:border-left="0.05pt solid #000000" fo:border-right="none" fo:border-top="none" fo:border-bottom="0.05pt solid #000000" style:writing-mode="page"/>
    </style:style>
    <style:style style:name="Table3.B9" style:family="table-cell">
      <style:table-cell-properties fo:padding="0.049cm" fo:border-left="0.05pt solid #000000" fo:border-right="none" fo:border-top="none" fo:border-bottom="0.05pt solid #000000" style:writing-mode="page"/>
    </style:style>
    <style:style style:name="Table3.C9" style:family="table-cell">
      <style:table-cell-properties fo:padding="0.049cm" fo:border-left="0.05pt solid #000000" fo:border-right="none" fo:border-top="none" fo:border-bottom="0.05pt solid #000000" style:writing-mode="page"/>
    </style:style>
    <style:style style:name="Table3.D9" style:family="table-cell">
      <style:table-cell-properties fo:padding="0.049cm" fo:border-left="0.05pt solid #000000" fo:border-right="0.05pt solid #000000" fo:border-top="none" fo:border-bottom="0.05pt solid #000000" style:writing-mode="page"/>
    </style:style>
    <style:style style:name="Table3.A10" style:family="table-cell">
      <style:table-cell-properties fo:padding="0.049cm" fo:border-left="0.05pt solid #000000" fo:border-right="none" fo:border-top="none" fo:border-bottom="0.05pt solid #000000" style:writing-mode="page"/>
    </style:style>
    <style:style style:name="Table3.B10" style:family="table-cell">
      <style:table-cell-properties fo:padding="0.049cm" fo:border-left="0.05pt solid #000000" fo:border-right="none" fo:border-top="none" fo:border-bottom="0.05pt solid #000000" style:writing-mode="page"/>
    </style:style>
    <style:style style:name="Table3.C10" style:family="table-cell">
      <style:table-cell-properties fo:padding="0.049cm" fo:border-left="0.05pt solid #000000" fo:border-right="none" fo:border-top="none" fo:border-bottom="0.05pt solid #000000" style:writing-mode="page"/>
    </style:style>
    <style:style style:name="Table3.D10" style:family="table-cell">
      <style:table-cell-properties fo:padding="0.049cm"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89cm" style:type="right" style:leader-style="dotted" style:leader-text="."/>
        </style:tab-stops>
      </style:paragraph-properties>
    </style:style>
    <style:style style:name="P4" style:family="paragraph" style:parent-style-name="Standard">
      <style:text-properties officeooo:rsid="0009651d" officeooo:paragraph-rsid="0009651d"/>
    </style:style>
    <style:style style:name="P5" style:family="paragraph" style:parent-style-name="Table_20_Contents">
      <style:text-properties officeooo:rsid="0009651d" officeooo:paragraph-rsid="0009651d"/>
    </style:style>
    <style:style style:name="P6" style:family="paragraph" style:parent-style-name="Text_20_body">
      <style:text-properties officeooo:rsid="0009651d" officeooo:paragraph-rsid="0009651d"/>
    </style:style>
    <style:style style:name="P7" style:family="paragraph" style:parent-style-name="Standard">
      <style:paragraph-properties fo:text-align="center" style:justify-single-word="false"/>
      <style:text-properties officeooo:rsid="0009651d" officeooo:paragraph-rsid="0009651d"/>
    </style:style>
    <style:style style:name="P8" style:family="paragraph" style:parent-style-name="Table_20_Contents">
      <style:paragraph-properties fo:text-align="center" style:justify-single-word="false"/>
      <style:text-properties officeooo:rsid="0009651d" officeooo:paragraph-rsid="0009651d"/>
    </style:style>
    <style:style style:name="P9" style:family="paragraph" style:parent-style-name="Table_20_Contents">
      <style:text-properties officeooo:rsid="0009651d"/>
    </style:style>
    <style:style style:name="P10" style:family="paragraph" style:parent-style-name="Standard">
      <style:text-properties officeooo:paragraph-rsid="0009651d"/>
    </style:style>
    <style:style style:name="P11" style:family="paragraph" style:parent-style-name="Text_20_body">
      <style:text-properties officeooo:paragraph-rsid="0009651d"/>
    </style:style>
    <style:style style:name="P12" style:family="paragraph" style:parent-style-name="Standard">
      <style:paragraph-properties style:line-height-at-least="0.466cm"/>
      <style:text-properties fo:color="#000000" loext:opacity="100%" style:font-name="Consolas" fo:font-size="9.60000038146973pt" fo:font-weight="normal" fo:background-color="#ffffff"/>
    </style:style>
    <style:style style:name="P13" style:family="paragraph" style:parent-style-name="Standard">
      <style:text-properties fo:color="#000000" loext:opacity="100%" style:font-name="Consolas" fo:font-size="9.60000038146973pt" fo:font-weight="normal" officeooo:rsid="0009651d" officeooo:paragraph-rsid="0009651d" fo:background-color="#ffffff"/>
    </style:style>
    <style:style style:name="P14" style:family="paragraph" style:parent-style-name="Standard">
      <style:text-properties fo:color="#000000" loext:opacity="100%" style:font-name="Liberation Serif" fo:font-size="12pt" fo:font-weight="normal" officeooo:rsid="0009651d" officeooo:paragraph-rsid="0009651d" fo:background-color="#ffffff" style:font-size-asian="12pt" style:font-size-complex="12pt"/>
    </style:style>
    <style:style style:name="P15" style:family="paragraph" style:parent-style-name="Standard">
      <style:text-properties style:font-name="Courier New" fo:font-size="8pt" officeooo:paragraph-rsid="0009651d" style:font-size-asian="8pt" style:font-size-complex="8pt"/>
    </style:style>
    <style:style style:name="P16" style:family="paragraph" style:parent-style-name="Standard">
      <style:text-properties style:font-name="Courier New" fo:font-size="7pt" officeooo:paragraph-rsid="0009651d" style:font-size-asian="7pt" style:font-size-complex="7pt"/>
    </style:style>
    <style:style style:name="P17" style:family="paragraph" style:parent-style-name="Standard">
      <style:text-properties style:font-name="Courier New" fo:font-size="9pt" officeooo:paragraph-rsid="0009651d" style:font-size-asian="9pt" style:font-size-complex="9pt"/>
    </style:style>
    <style:style style:name="P18" style:family="paragraph" style:parent-style-name="Standard">
      <style:text-properties style:font-name="Courier New" fo:font-size="9pt" officeooo:rsid="0009651d" officeooo:paragraph-rsid="0009651d" style:font-size-asian="9pt" style:font-size-complex="9pt"/>
    </style:style>
    <style:style style:name="P19" style:family="paragraph" style:parent-style-name="Table_20_Contents">
      <style:paragraph-properties fo:text-align="center" style:justify-single-word="false"/>
    </style:style>
    <style:style style:name="P20" style:family="paragraph" style:parent-style-name="Standard">
      <style:text-properties style:font-name="Liberation Serif" fo:font-size="12pt" officeooo:rsid="0009651d" officeooo:paragraph-rsid="0009651d" style:font-size-asian="12pt" style:font-size-complex="12pt"/>
    </style:style>
    <style:style style:name="P21" style:family="paragraph" style:parent-style-name="Standard">
      <style:text-properties style:use-window-font-color="true" loext:opacity="0%" style:font-name="Courier New" fo:font-size="8pt" officeooo:paragraph-rsid="0009651d" style:font-size-asian="8pt" style:font-size-complex="8pt"/>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Contents_20_3">
      <style:paragraph-properties>
        <style:tab-stops>
          <style:tab-stop style:position="16.589cm" style:type="right" style:leader-style="dotted" style:leader-text="."/>
        </style:tab-stops>
      </style:paragraph-properties>
    </style:style>
    <style:style style:name="P25" style:family="paragraph" style:parent-style-name="Heading_20_1">
      <style:text-properties officeooo:rsid="0009651d" officeooo:paragraph-rsid="0009651d"/>
    </style:style>
    <style:style style:name="P26" style:family="paragraph" style:parent-style-name="Heading_20_2">
      <style:paragraph-properties fo:break-before="page"/>
      <style:text-properties officeooo:paragraph-rsid="000cb5b8"/>
    </style:style>
    <style:style style:name="P27" style:family="paragraph" style:parent-style-name="Standard">
      <style:paragraph-properties fo:break-before="page"/>
      <style:text-properties style:use-window-font-color="true" loext:opacity="0%" officeooo:rsid="0009651d" officeooo:paragraph-rsid="0009651d" fo:background-color="transparent"/>
    </style:style>
    <style:style style:name="P28" style:family="paragraph" style:parent-style-name="Standard">
      <style:text-properties officeooo:rsid="000cb5b8" officeooo:paragraph-rsid="0009651d"/>
    </style:style>
    <style:style style:name="P29" style:family="paragraph" style:parent-style-name="Standard">
      <style:text-properties officeooo:rsid="000cb5b8" officeooo:paragraph-rsid="000cb5b8"/>
    </style:style>
    <style:style style:name="P30" style:family="paragraph" style:parent-style-name="Standard">
      <style:text-properties officeooo:paragraph-rsid="000cb5b8"/>
    </style:style>
    <style:style style:name="P31" style:family="paragraph" style:parent-style-name="Standard">
      <style:paragraph-properties style:line-height-at-least="0.466cm"/>
      <style:text-properties fo:color="#000000" loext:opacity="100%" style:font-name="Consolas" fo:font-size="9.60000038146973pt" fo:font-weight="normal" fo:background-color="#ffffff"/>
    </style:style>
    <style:style style:name="P32" style:family="paragraph" style:parent-style-name="Standard">
      <style:paragraph-properties style:line-height-at-least="0.466cm"/>
      <style:text-properties fo:color="#000000" loext:opacity="100%" style:font-name="Consolas" fo:font-size="9.60000038146973pt" fo:font-weight="normal" officeooo:paragraph-rsid="000cb5b8" fo:background-color="#ffffff"/>
    </style:style>
    <style:style style:name="P33" style:family="paragraph" style:parent-style-name="Standard">
      <style:paragraph-properties style:line-height-at-least="0.466cm"/>
      <style:text-properties fo:color="#000000" loext:opacity="100%" style:font-name="Consolas" fo:font-size="9.60000038146973pt" fo:font-weight="normal" officeooo:rsid="000cb5b8" officeooo:paragraph-rsid="000cb5b8" fo:background-color="#ffffff"/>
    </style:style>
    <style:style style:name="P34" style:family="paragraph" style:parent-style-name="Standard">
      <style:paragraph-properties style:line-height-at-least="0.466cm"/>
      <style:text-properties fo:color="#000000" loext:opacity="100%" style:font-name="Liberation Serif" fo:font-size="12pt" fo:font-weight="normal" officeooo:rsid="000cb5b8" officeooo:paragraph-rsid="000cb5b8" fo:background-color="#ffffff" style:font-size-asian="12pt" style:font-size-complex="12pt"/>
    </style:style>
    <style:style style:name="P35" style:family="paragraph" style:parent-style-name="Text_20_body" style:list-style-name="L1">
      <style:text-properties officeooo:rsid="0009651d" officeooo:paragraph-rsid="0009651d"/>
    </style:style>
    <style:style style:name="P36" style:family="paragraph" style:parent-style-name="Text_20_body" style:list-style-name="L2">
      <style:text-properties officeooo:rsid="0009651d" officeooo:paragraph-rsid="0009651d"/>
    </style:style>
    <style:style style:name="P37" style:family="paragraph" style:parent-style-name="Text_20_body" style:list-style-name="L3">
      <style:text-properties officeooo:rsid="0009651d" officeooo:paragraph-rsid="0009651d"/>
    </style:style>
    <style:style style:name="T1" style:family="text">
      <style:text-properties officeooo:rsid="0009651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0000ff" loext:opacity="100%"/>
    </style:style>
    <style:style style:name="T4" style:family="text">
      <style:text-properties fo:color="#0000ff" loext:opacity="100%" style:font-name="Consolas" fo:font-size="9.60000038146973pt" fo:font-weight="normal" fo:background-color="#ffffff" loext:char-shading-value="0"/>
    </style:style>
    <style:style style:name="T5" style:family="text">
      <style:text-properties fo:color="#000000" loext:opacity="100%" style:font-name="Consolas" fo:font-size="9.60000038146973pt" fo:font-weight="normal" fo:background-color="#ffffff" loext:char-shading-value="0"/>
    </style:style>
    <style:style style:name="T6" style:family="text">
      <style:text-properties fo:color="#000000" loext:opacity="100%" style:font-name="Consolas" fo:font-size="9.60000038146973pt" fo:font-weight="normal" officeooo:rsid="0009651d" fo:background-color="#ffffff" loext:char-shading-value="0"/>
    </style:style>
    <style:style style:name="T7" style:family="text">
      <style:text-properties fo:color="#000000" loext:opacity="100%" fo:background-color="#ffffff" loext:char-shading-value="0"/>
    </style:style>
    <style:style style:name="T8" style:family="text">
      <style:text-properties fo:color="#098658" loext:opacity="100%"/>
    </style:style>
    <style:style style:name="T9" style:family="text">
      <style:text-properties fo:color="#008000" loext:opacity="100%"/>
    </style:style>
    <style:style style:name="T10" style:family="text">
      <style:text-properties fo:color="#008000" loext:opacity="100%" officeooo:rsid="0009651d"/>
    </style:style>
    <style:style style:name="T11" style:family="text">
      <style:text-properties fo:color="#008000" loext:opacity="100%" style:font-name="Consolas" fo:font-size="9.60000038146973pt" fo:font-weight="normal" fo:background-color="#ffffff" loext:char-shading-value="0"/>
    </style:style>
    <style:style style:name="T12" style:family="text">
      <style:text-properties fo:color="#008000" loext:opacity="100%" style:font-name="Consolas" fo:font-size="9.60000038146973pt" fo:font-weight="normal" officeooo:rsid="0009651d" fo:background-color="#ffffff" loext:char-shading-value="0"/>
    </style:style>
    <style:style style:name="T13" style:family="text">
      <style:text-properties style:use-window-font-color="true" loext:opacity="0%"/>
    </style:style>
    <style:style style:name="T14" style:family="text">
      <style:text-properties style:use-window-font-color="true" loext:opacity="0%" fo:background-color="#cfe7f5" loext:char-shading-value="0"/>
    </style:style>
    <style:style style:name="T15" style:family="text">
      <style:text-properties style:use-window-font-color="true" loext:opacity="0%" fo:background-color="transparent" loext:char-shading-value="0"/>
    </style:style>
    <style:style style:name="T16" style:family="text">
      <style:text-properties style:use-window-font-color="true" loext:opacity="0%" officeooo:rsid="0009651d" fo:background-color="transparent" loext:char-shading-value="0"/>
    </style:style>
    <style:style style:name="T17" style:family="text">
      <style:text-properties style:use-window-font-color="true" loext:opacity="0%" fo:background-color="#ccffcc" loext:char-shading-value="0"/>
    </style:style>
    <style:style style:name="T18" style:family="text">
      <style:text-properties style:use-window-font-color="true" loext:opacity="0%" fo:background-color="#ffcc99" loext:char-shading-value="0"/>
    </style:style>
    <style:style style:name="T19" style:family="text">
      <style:text-properties style:use-window-font-color="true" loext:opacity="0%" officeooo:rsid="0009651d" fo:background-color="#ffcc99" loext:char-shading-value="0"/>
    </style:style>
    <style:style style:name="T20" style:family="text">
      <style:text-properties officeooo:rsid="000cb5b8"/>
    </style:style>
    <style:style style:name="T21" style:family="text">
      <style:text-properties fo:font-variant="normal" fo:text-transform="none" fo:color="#24292f" loext:opacity="100%" style:font-name="ui-monospace" fo:font-size="10pt" fo:letter-spacing="normal" fo:font-style="normal" fo:font-weight="normal" fo:background-color="transparent" loext:char-shading-value="0" style:font-size-asian="10pt" style:font-size-complex="10pt" loext:padding="0cm" loext:border="none"/>
    </style:style>
    <style:style style:name="T22" style:family="text">
      <style:text-properties fo:font-variant="normal" fo:text-transform="none" fo:color="#24292f"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23" style:family="text">
      <style:text-properties fo:font-variant="normal" fo:text-transform="none" fo:color="#000000" loext:opacity="100%" style:font-name="Consolas" fo:font-size="9.60000038146973pt" fo:letter-spacing="normal" fo:font-style="normal" fo:font-weight="normal" fo:background-color="#ffffff" loext:char-shading-value="0" style:font-size-asian="12pt" style:font-size-complex="12pt" loext:padding="0cm" loext:border="none"/>
    </style:style>
    <style:style style:name="T24" style:family="text">
      <style:text-properties fo:font-variant="normal" fo:text-transform="none" fo:color="#0000ff" loext:opacity="100%" style:font-name="Consolas" fo:font-size="9.60000038146973pt" fo:letter-spacing="normal" fo:font-style="normal" fo:font-weight="normal" fo:background-color="#ffffff" loext:char-shading-value="0" style:font-size-asian="12pt" style:font-size-complex="12pt" loext:padding="0cm" loext:border="none"/>
    </style:style>
    <style:style style:name="T25" style:family="text">
      <style:text-properties fo:font-variant="normal" fo:text-transform="none" fo:color="#008000" loext:opacity="100%" style:font-name="Consolas" fo:font-size="9.60000038146973pt" fo:letter-spacing="normal" fo:font-style="normal" fo:font-weight="normal" fo:background-color="#ffffff" loext:char-shading-value="0" style:font-size-asian="12pt" style:font-size-complex="12pt" loext:padding="0cm" loext:border="none"/>
    </style:style>
    <style:style style:name="T26" style:family="text">
      <style:text-properties style:font-name="Liberation Serif" officeooo:rsid="000cb5b8"/>
    </style:style>
    <style:style style:name="T27" style:family="text">
      <style:text-properties style:font-name="Liberation Serif" fo:font-size="10pt" officeooo:rsid="000cb5b8" style:font-size-asian="10pt" style:font-size-complex="10pt"/>
    </style:style>
    <style:style style:name="T28" style:family="text">
      <style:text-properties style:font-name="Liberation Serif" fo:font-size="12pt" officeooo:rsid="000cb5b8"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713_2810225546 Copy 1"/>Dispatching and Monitoring Tasks from loop()<text:bookmark-end text:name="__RefHeading___Toc713_2810225546 Copy 1"/></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713_2810225546" text:style-name="Index_20_Link" text:visited-style-name="Index_20_Link">1 Introduction<text:tab/>1</text:a></text:p>
          <text:p text:style-name="P22"><text:a xlink:type="simple" xlink:href="#__RefHeading___Toc715_2810225546" text:style-name="Index_20_Link" text:visited-style-name="Index_20_Link">2 Installation of a New Timer Task<text:tab/>2</text:a></text:p>
          <text:p text:style-name="P23"><text:a xlink:type="simple" xlink:href="#__RefHeading___Toc717_2810225546" text:style-name="Index_20_Link" text:visited-style-name="Index_20_Link">2.1 Specify Task Parameters<text:tab/>3</text:a></text:p>
          <text:p text:style-name="P24"><text:a xlink:type="simple" xlink:href="#__RefHeading___Toc719_2810225546" text:style-name="Index_20_Link" text:visited-style-name="Index_20_Link">2.1.1 Name of Task To Be Run<text:tab/>3</text:a></text:p>
          <text:p text:style-name="P24"><text:a xlink:type="simple" xlink:href="#__RefHeading___Toc721_2810225546" text:style-name="Index_20_Link" text:visited-style-name="Index_20_Link">2.1.2 Number of Milliseconds Between Executions<text:tab/>3</text:a></text:p>
          <text:p text:style-name="P24"><text:a xlink:type="simple" xlink:href="#__RefHeading___Toc723_2810225546" text:style-name="Index_20_Link" text:visited-style-name="Index_20_Link">2.1.3 Short Form Name<text:tab/>3</text:a></text:p>
          <text:p text:style-name="P24"><text:a xlink:type="simple" xlink:href="#__RefHeading___Toc725_2810225546" text:style-name="Index_20_Link" text:visited-style-name="Index_20_Link">2.1.4 Very Short Name<text:tab/>3</text:a></text:p>
          <text:p text:style-name="P23"><text:a xlink:type="simple" xlink:href="#__RefHeading___Toc727_2810225546" text:style-name="Index_20_Link" text:visited-style-name="Index_20_Link">2.2 Generate the Variables<text:tab/>3</text:a></text:p>
          <text:p text:style-name="P23"><text:a xlink:type="simple" xlink:href="#__RefHeading___Toc729_2810225546" text:style-name="Index_20_Link" text:visited-style-name="Index_20_Link">2.3 Insert Initialization Code<text:tab/>4</text:a></text:p>
          <text:p text:style-name="P23"><text:a xlink:type="simple" xlink:href="#__RefHeading___Toc731_2810225546" text:style-name="Index_20_Link" text:visited-style-name="Index_20_Link">2.4 Put Reset Code in the Task Function<text:tab/>5</text:a></text:p>
          <text:p text:style-name="P23"><text:a xlink:type="simple" xlink:href="#__RefHeading___Toc733_2810225546" text:style-name="Index_20_Link" text:visited-style-name="Index_20_Link">2.5 Setup the Once Per Second CPU Usage Calculation<text:tab/>5</text:a></text:p>
          <text:p text:style-name="P23"><text:a xlink:type="simple" xlink:href="#__RefHeading___Toc735_2810225546" text:style-name="Index_20_Link" text:visited-style-name="Index_20_Link">2.6 The CPU Performance Display<text:tab/>6</text:a></text:p>
          <text:p text:style-name="P23"><text:a xlink:type="simple" xlink:href="#__RefHeading___Toc737_2810225546" text:style-name="Index_20_Link" text:visited-style-name="Index_20_Link">2.7 Procedure Summary<text:tab/>7</text:a></text:p>
          <text:p text:style-name="P23"><text:a xlink:type="simple" xlink:href="#__RefHeading___Toc1407_45962770" text:style-name="Index_20_Link" text:visited-style-name="Index_20_Link">2.8 Alerts Based on CPU Usage<text:tab/>8</text:a></text:p>
        </text:index-body>
      </text:table-of-content>
      <text:p text:style-name="P6"/>
      <text:p text:style-name="P6"/>
      <text:h text:style-name="P25" text:outline-level="1"><text:bookmark-start text:name="__RefHeading___Toc713_2810225546"/>Introduction<text:bookmark-end text:name="__RefHeading___Toc713_2810225546"/></text:h>
      <text:p text:style-name="P6"/>
      <text:p text:style-name="P6">This document describes a standard approach to executing tasks from the loop() function. Following this approach has these advantages:</text:p>
      <text:list text:style-name="L1">
        <text:list-item>
          <text:p text:style-name="P35">enables automatic monitoring of the tasks CPU utilization and the dispatch latency</text:p>
        </text:list-item>
        <text:list-item>
          <text:p text:style-name="P35">allows prioritization of tasks that need to be serviced quickly after timer expiry</text:p>
        </text:list-item>
        <text:list-item>
          <text:p text:style-name="P35">enforces execution of a single task per loop() cycle, which reduces priority task latency</text:p>
        </text:list-item>
        <text:list-item>
          <text:p text:style-name="P35">allows use of standard macros to reduce the effort to install tasks </text:p>
        </text:list-item>
      </text:list>
      <text:p text:style-name="P6">There are two types of tasks that can be dispatched:</text:p>
      <text:p text:style-name="P6"><text:span text:style-name="T2">Timer Tasks</text:span> are controlled by a timer which is a time stamp expressed in millis(). When the system time advances to the point where it is equal to or greater than the scheduled value for the task, the task is executed. Measurements are captured before and after the execution which are later used to calculate CPU performance measurements for the task.</text:p>
      <text:p text:style-name="P6"><text:soft-page-break/><text:span text:style-name="T2">Condition Tasks</text:span> are controlled by a logical condition that can be used in an IF statement. If this statement is true, the task is executed, again with capture of measurements which are used to calculate the task’s CPU performance.</text:p>
      <text:p text:style-name="P6">It is very important that the code for either type of task handles resetting or disabling the timer or condition that caused it to be called. If this is not done, the task will be dispatched repeatedly on every iteration of loop(). </text:p>
      <text:p text:style-name="P6">For timer tasks, this is usually done by setting the timer scheduling control variable to the current time plus the interval between task executions. If a timer task is to be disabled, the control timer is set to 2,000,000,000 which actually schedules it for 25 days after robot startup.</text:p>
      <text:p text:style-name="P6">For condition tasks, this is done by modifying the variables involved in the condition. A common approach is to set a “request” bit in a flag word to trigger task execution. The task would clear this bit so the task will execute again only if it is re-requested.</text:p>
      <text:p text:style-name="P6">The detailed instructions for task installation will contain more details and examples.</text:p>
      <text:p text:style-name="P6">The procedures to install timer and condition tasks are quite similar. We’ll provide one procedure description with notes identifying places where there are differences.</text:p>
      <text:p text:style-name="P6">After describing the installation process, we’ll go over the CPU measurements and how to interpret the displays that are available on either the serial monitor or MQTT health topc.</text:p>
      <text:p text:style-name="P6"/>
      <text:h text:style-name="Heading_20_1" text:outline-level="1"><text:bookmark-start text:name="__RefHeading___Toc715_2810225546"/>Installation of a <text:span text:style-name="T1">N</text:span>ew Timer <text:span text:style-name="T1">T</text:span>ask<text:bookmark-end text:name="__RefHeading___Toc715_2810225546"/></text:h>
      <text:p text:style-name="P6">There are several steps to go through to install a new timer task that accomplish the following:</text:p>
      <text:list text:style-name="L2">
        <text:list-item>
          <text:p text:style-name="P36">specify parameters related to the task:</text:p>
          <text:list>
            <text:list-item>
              <text:p text:style-name="P36">name of task to be run</text:p>
            </text:list-item>
            <text:list-item>
              <text:p text:style-name="P36">number of milliseconds between executions</text:p>
            </text:list-item>
            <text:list-item>
              <text:p text:style-name="P36">short form name to be embedded in variable names related to this task</text:p>
            </text:list-item>
            <text:list-item>
              <text:p text:style-name="P36">very short name to be used in display of CPU usage</text:p>
            </text:list-item>
          </text:list>
        </text:list-item>
        <text:list-item>
          <text:p text:style-name="P36">Generate the variables needed to track CPU performance of this task</text:p>
        </text:list-item>
        <text:list-item>
          <text:p text:style-name="P36">Insert code to do initialization of the timer at startup</text:p>
        </text:list-item>
        <text:list-item>
          <text:p text:style-name="P36">Insert code in the task to be called that either resets or disables the timer</text:p>
        </text:list-item>
        <text:list-item>
          <text:p text:style-name="P36">Insert code that runs once per second to calculate and display the task’s CPU usage</text:p>
        </text:list-item>
      </text:list>
      <text:p text:style-name="P6"/>
      <text:p text:style-name="P6">We’ll go over each of these in more detail, and there’s a procedure summary at the end of this document.</text:p>
      <text:h text:style-name="Heading_20_2" text:outline-level="2"><text:bookmark-start text:name="__RefHeading___Toc717_2810225546"/><text:soft-page-break/>Specify Task Parameters<text:bookmark-end text:name="__RefHeading___Toc717_2810225546"/></text:h>
      <text:p text:style-name="P6">These parameters will be used later in this procedure:</text:p>
      <text:h text:style-name="Heading_20_3" text:outline-level="3"><text:bookmark-start text:name="__RefHeading___Toc719_2810225546"/>Name of Task To Be Run<text:bookmark-end text:name="__RefHeading___Toc719_2810225546"/></text:h>
      <text:p text:style-name="P6">This the name of the function to be called when the timer expires. It is usually a long descriptive name, in camel case, with parentheses, but no arguments and no terminating semi-colon.</text:p>
      <text:p text:style-name="P6">Example: <text:s/>scanSensorReadings()</text:p>
      <text:p text:style-name="P6">The task will be called by a statement that has this value by itself followed by a semi-colon.</text:p>
      <text:p text:style-name="P6"/>
      <text:h text:style-name="Heading_20_3" text:outline-level="3"><text:bookmark-start text:name="__RefHeading___Toc721_2810225546"/>Number of Milliseconds Between Executions<text:bookmark-end text:name="__RefHeading___Toc721_2810225546"/></text:h>
      <text:p text:style-name="P6">This is a decimal number corresponding to the number of milliseconds between scheduled execution of the task.</text:p>
      <text:p text:style-name="P6">Example: <text:s/>200</text:p>
      <text:p text:style-name="P6">This would cause the task to execute every 200 milliseconds, or 5 times per second. </text:p>
      <text:p text:style-name="P6"/>
      <text:h text:style-name="Heading_20_3" text:outline-level="3"><text:bookmark-start text:name="__RefHeading___Toc723_2810225546"/>Short Form Name<text:bookmark-end text:name="__RefHeading___Toc723_2810225546"/></text:h>
      <text:p text:style-name="P6">This is an abbreviated version of the task name that is embedded in the variable names that are used for the various task-related parameters. A length of 4 to 8 characters is recommended, and it should follow our camel case convention.</text:p>
      <text:p text:style-name="P6">Example: <text:s/>sensor</text:p>
      <text:p text:style-name="P6"/>
      <text:h text:style-name="Heading_20_3" text:outline-level="3"><text:bookmark-start text:name="__RefHeading___Toc725_2810225546"/>Very Short Name<text:bookmark-end text:name="__RefHeading___Toc725_2810225546"/></text:h>
      <text:p text:style-name="P6">This version of the name is used as a label to identify the CPU statistics that apply to this task. We want to be able to display CPU info for a large number of tasks, so we need to minimize the number of columns for each task so the display still fits on one line. For this reason, this name should be as short as practical, ideally 1 to 4 characters. No need to use camel case, use whatever makes it readable.</text:p>
      <text:p text:style-name="P6">Example: <text:s/>Snsr</text:p>
      <text:p text:style-name="P6"/>
      <text:h text:style-name="Heading_20_2" text:outline-level="2"><text:bookmark-start text:name="__RefHeading___Toc727_2810225546"/>Generate the Variables<text:bookmark-end text:name="__RefHeading___Toc727_2810225546"/></text:h>
      <text:p text:style-name="P6">There are 8 variables for each task that control dispatching and track CPU performance. If we follow our example that uses the short form name sensor, these are:</text:p>
      <table:table table:name="Table1" table:style-name="Table1">
        <table:table-column table:style-name="Table1.A"/>
        <table:table-column table:style-name="Table1.B"/>
        <text:soft-page-break/>
        <table:table-row table:style-name="Table1.1">
          <table:table-cell table:style-name="Table1.A1" office:value-type="string">
            <text:p text:style-name="Table_20_Contents"><text:s text:c="2"/><text:span text:style-name="T1">Variable</text:span></text:p>
          </table:table-cell>
          <table:table-cell table:style-name="Table1.B1" office:value-type="string">
            <text:p text:style-name="Table_20_Contents"><text:s text:c="2"/><text:span text:style-name="T1">Function</text:span></text:p>
          </table:table-cell>
        </table:table-row>
        <table:table-row>
          <table:table-cell table:style-name="Table1.A2" office:value-type="string">
            <text:p text:style-name="Table_20_Contents"><text:s/><text:span text:style-name="T1">sched_sensor_mills</text:span></text:p>
          </table:table-cell>
          <table:table-cell table:style-name="Table1.B2" office:value-type="string">
            <text:p text:style-name="Table_20_Contents"><text:s/><text:span text:style-name="T1">The millis() time that this task last was actually dispatched</text:span></text:p>
            <text:p text:style-name="Table_20_Contents"/>
          </table:table-cell>
        </table:table-row>
        <table:table-row>
          <table:table-cell table:style-name="Table1.A3" office:value-type="string">
            <text:p text:style-name="P5">next_sensor_mills</text:p>
          </table:table-cell>
          <table:table-cell table:style-name="Table1.B3" office:value-type="string">
            <text:p text:style-name="Table_20_Contents"><text:s/><text:span text:style-name="T1">The millis() time that this task was scheduled to be dispatched</text:span></text:p>
          </table:table-cell>
        </table:table-row>
        <table:table-row>
          <table:table-cell table:style-name="Table1.A2" office:value-type="string">
            <text:p text:style-name="P5">cum_sensor_delay</text:p>
          </table:table-cell>
          <table:table-cell table:style-name="Table1.B2" office:value-type="string">
            <text:p text:style-name="P9">The cumulative delay in millis() between the time the task was scheduled for, and when it was actually dsipatched</text:p>
          </table:table-cell>
        </table:table-row>
        <table:table-row>
          <table:table-cell table:style-name="Table1.A3" office:value-type="string">
            <text:p text:style-name="P5">max_sensor_delay</text:p>
          </table:table-cell>
          <table:table-cell table:style-name="Table1.B3" office:value-type="string">
            <text:p text:style-name="Table_20_Contents"><text:s/><text:span text:style-name="T1">The largest difference in the last second between scheduled time and actual dispatch time, in millis()</text:span></text:p>
          </table:table-cell>
        </table:table-row>
        <table:table-row>
          <table:table-cell table:style-name="Table1.A2" office:value-type="string">
            <text:p text:style-name="P5">lates_sensor</text:p>
          </table:table-cell>
          <table:table-cell table:style-name="Table1.B2" office:value-type="string">
            <text:p text:style-name="Table_20_Contents"><text:s/><text:span text:style-name="T1">The number of times that the actual dispatch time was later than the scheduled dispatch time</text:span></text:p>
          </table:table-cell>
        </table:table-row>
        <table:table-row table:style-name="Table1.1">
          <table:table-cell table:style-name="Table1.A3" office:value-type="string">
            <text:p text:style-name="P5">time_sensor_mics</text:p>
          </table:table-cell>
          <table:table-cell table:style-name="Table1.B3" office:value-type="string">
            <text:p text:style-name="Table_20_Contents"><text:s/><text:span text:style-name="T1">The cumulative elapsed time for execution of this task over the last second, in microseconds</text:span></text:p>
          </table:table-cell>
        </table:table-row>
        <table:table-row>
          <table:table-cell table:style-name="Table1.A2" office:value-type="string">
            <text:p text:style-name="P5">max_sensor_mics</text:p>
          </table:table-cell>
          <table:table-cell table:style-name="Table1.B2" office:value-type="string">
            <text:p text:style-name="Table_20_Contents"><text:s/><text:span text:style-name="T1">The largest execution time for this task over the last second</text:span></text:p>
          </table:table-cell>
        </table:table-row>
        <table:table-row>
          <table:table-cell table:style-name="Table1.A9" office:value-type="string">
            <text:p text:style-name="P5">period_sensor</text:p>
          </table:table-cell>
          <table:table-cell table:style-name="Table1.B9" office:value-type="string">
            <text:p text:style-name="Table_20_Contents"><text:s/><text:span text:style-name="T1">The number of milliseconds between scheduled executions of this task</text:span></text:p>
          </table:table-cell>
        </table:table-row>
      </table:table>
      <text:p text:style-name="P6"/>
      <text:p text:style-name="P6">The good news is that the is a predefined macro, loopTaskVars(), that defines all these variables, given two pieces of information:</text:p>
      <text:list text:style-name="L3">
        <text:list-item>
          <text:p text:style-name="P37">The shortform name of your task, sensor in our example</text:p>
        </text:list-item>
        <text:list-item>
          <text:p text:style-name="P37">The number of milliseconds between task executions, 200 in our example</text:p>
        </text:list-item>
      </text:list>
      <text:p text:style-name="P6">The macro call for our sensor example would be:</text:p>
      <text:p text:style-name="P6">Example: <text:s text:c="2"/>loopTaskVars(sensor,200);</text:p>
      <text:p text:style-name="P6">This is done in the file global_variables.cpp, and you can find the location by searching for loopTaskVars. This is also a handy place to declare your task, which also documents the full name for the task, so a typical entry looks like this:</text:p>
      <text:p text:style-name="P13"><text:span text:style-name="T3">loopTaskVars</text:span>(sensor,<text:span text:style-name="T8">200</text:span>);<text:span text:style-name="T9">   <text:s/>// check sensor readings</text:span></text:p>
      <text:p text:style-name="P12"><text:span text:style-name="T3">void</text:span> <text:span text:style-name="T1">scanSensorReadings()</text:span>;<text:span text:style-name="T9">   // in </text:span><text:span text:style-name="T10">deviceSupport.cpp</text:span></text:p>
      <text:p text:style-name="P6"/>
      <text:p text:style-name="P6"/>
      <text:h text:style-name="Heading_20_2" text:outline-level="2"><text:bookmark-start text:name="__RefHeading___Toc729_2810225546"/>Insert Initialization Code<text:bookmark-end text:name="__RefHeading___Toc729_2810225546"/></text:h>
      <text:p text:style-name="P6">Before task dispatching can function, some initialization needs to be done. Code to do this is placed in the function setupTasks() which is in deviceSupport.cpp.</text:p>
      <text:p text:style-name="P6">For timer tasks, this consists of writing an appropriate value into the time variable, consisting of the current time plus the repeat interval for the task, which is one of our standard variables:</text:p>
      <text:p text:style-name="P6"><text:s text:c="3"/>next_sensor_mills = millis() + period_sensor_mills;</text:p>
      <text:p text:style-name="P6"><text:soft-page-break/>For condition tasks, the condition is usually disabled until some function needs it to run, in which case that function would enable the condition.</text:p>
      <text:p text:style-name="P6">If our example was a condition task, triggered when a request bit doSensors is set in the variable taskFlags, we might initially disable it like this:</text:p>
      <text:p text:style-name="P6"><text:s text:c="4"/>taskFlags = taskFlags &amp; ( ~ doSensors ) <text:s text:c="2"/>// ~ does a 1’s complement negate – reverses all bits</text:p>
      <text:p text:style-name="P6">or, more simply, we could use a boolean variable as the task request flag, and disable it like this:</text:p>
      <text:p text:style-name="P6"><text:s text:c="3"/>bool requestSensors = false</text:p>
      <text:p text:style-name="P6">assuming the task dispatch looks like this:</text:p>
      <text:p text:style-name="P11"><text:span text:style-name="T1"><text:s text:c="3"/></text:span><text:span text:style-name="T4">conditionTask</text:span><text:span text:style-name="T5">(</text:span><text:span text:style-name="T6">scanSensorReadings(),sensor,requestSensors</text:span><text:span text:style-name="T5">);</text:span><text:span text:style-name="T11"> // handle </text:span><text:span text:style-name="T12">sensors</text:span></text:p>
      <text:p text:style-name="P6"/>
      <text:h text:style-name="Heading_20_2" text:outline-level="2"><text:bookmark-start text:name="__RefHeading___Toc731_2810225546"/><text:span text:style-name="T1">Put</text:span> Reset <text:span text:style-name="T1">Code</text:span> in the Task Function<text:bookmark-end text:name="__RefHeading___Toc731_2810225546"/></text:h>
      <text:p text:style-name="P4">After a task has been dispatched, it needs disable the mechanism that triggered the dispatch. If this isn’t done, the task will be dispatched again for every cycle of loop(). </text:p>
      <text:p text:style-name="P4"/>
      <text:p text:style-name="P4">In the case of timer tasks, this is usually done by adding the scheduling interval to the timer variable. This prevents an immediate re-triggering of that task as well as scheduling it to run again at the appointed time. If for some reason the timer, and dispatching of the task, need to be disabled, this can be done by putting the value 2,000,000,000 into the timer variable. This is equivalent to scheduling the task for 25 days after the robot started up. Resetting the timer value is usually the first thing done in the task, and a typical example looks like this:</text:p>
      <text:p text:style-name="P10"><text:span text:style-name="T1"><text:s text:c="9"/></text:span><text:span text:style-name="T7">   </text:span><text:span text:style-name="T5">next_</text:span><text:span text:style-name="T6">sensor</text:span><text:span text:style-name="T5">_mills = millis() + period_</text:span><text:span text:style-name="T6">sensor</text:span><text:span text:style-name="T5">_mills;</text:span></text:p>
      <text:p text:style-name="P20"/>
      <text:p text:style-name="P14">For conditional tasks, the resetting process usually consists of undoing the variable setting that caused the condition to become true. Examples of this are in the previous section on initialization.</text:p>
      <text:p text:style-name="P4"/>
      <text:p text:style-name="P4"/>
      <text:h text:style-name="Heading_20_2" text:outline-level="2"><text:bookmark-start text:name="__RefHeading___Toc733_2810225546"/>Setup the Once Per Second CPU Usage Calculation<text:bookmark-end text:name="__RefHeading___Toc733_2810225546"/></text:h>
      <text:p text:style-name="P4">One of the timer tasks is called oneSec, and it can be found after loop() in main.cpp. Its repeat interval, period_oneSec_mills is set to 1000 milliseconds, so it runs once per second.</text:p>
      <text:p text:style-name="P4"/>
      <text:p text:style-name="P4">It uses the boolean flag firstOneSec to detect its very first execution, and in that case, it just zeros the variables used to accumulate CPU performance data for each task. This is done by the taskProcInit(taskID) macro, and you’ll need to all a call to this macro for your new task, using the short form task name, like this:</text:p>
      <text:p text:style-name="P4"><text:s text:c="5"/>taskProcInit(sensor);</text:p>
      <text:p text:style-name="P4"/>
      <text:p text:style-name="P4">In the normal case after the initialization there are 2 blocks of macro calls that perform the calculations and display of the CPU usage information. You’ll have to make a one line addition in each block.</text:p>
      <text:p text:style-name="P4"/>
      <text:p text:style-name="P4"><text:soft-page-break/>In the first block, there is a call to a processing macro for each task to do the calculations, and append the resulting information to a report string called rep. The different types of task have different macros to do the processing, and generate slightly different report information.</text:p>
      <text:p text:style-name="P4"/>
      <text:p text:style-name="P4">For a timer task, the macro is doTimerProc(taskID,label);</text:p>
      <text:p text:style-name="P4">For a condition task, the macro is doConditionProc(taskID,label);</text:p>
      <text:p text:style-name="P4"/>
      <text:p text:style-name="P4">where taskID is the short name for the task, sensor in our ongoing example, and</text:p>
      <text:p text:style-name="P4"><text:s text:c="11"/>label is the very short name in quotes, which is added to the report string. “snsr” in our example.</text:p>
      <text:p text:style-name="P4"/>
      <text:p text:style-name="P4">You’ll need to add the appropriate macro call for your task to this block of macro calls.</text:p>
      <text:p text:style-name="P4"/>
      <text:p text:style-name="P4">The second block of macros is at the end of the oneSec function, and its role is to zero out the various counters to start the acumulation of data for the next second. This uses the same macro for each task as was used in the oneSec initialization:</text:p>
      <text:p text:style-name="P4"><text:s text:c="15"/>taskProcInit(sensor); <text:s text:c="2"/>// where sensor is the taskID, or short name for our task</text:p>
      <text:p text:style-name="P4"/>
      <text:p text:style-name="P4"/>
      <text:h text:style-name="Heading_20_2" text:outline-level="2"><text:bookmark-start text:name="__RefHeading___Toc735_2810225546"/>The CPU Performance Display<text:bookmark-end text:name="__RefHeading___Toc735_2810225546"/></text:h>
      <text:p text:style-name="P4">The CPU performance information is displayed, once per second, via a trace macro at the end of the oneSec function in main.cpp. Trace output can be directed to the serial monitor, the MQTT health topic, or both by the normal method. <text:s/>If you have other debug information coming out on the serial monitor, it can be helpful to direct CPU performance info to MQTT to unclutter the console.</text:p>
      <text:p text:style-name="P4"/>
      <text:p text:style-name="P4">If the amount of CPU info displayed is excessive, you can remove info for tasks that aren’t of interest by commenting out the doTimerProc() or doConditionProc() macro calls for tasks that you’re not interested in.</text:p>
      <text:p text:style-name="P4"/>
      <text:p text:style-name="P4"/>
      <text:p text:style-name="P4">A typical CPU info display directed to MQTT might look like this:</text:p>
      <text:p text:style-name="P4"/>
      <text:p text:style-name="P16"/>
      <text:p text:style-name="P17"><text:span text:style-name="T17">aa/hfr48B8/health</text:span><text:span text:style-name="T13"> </text:span><text:span text:style-name="T14">M) oneSec{14}[278962]&gt;</text:span><text:span text:style-name="T13"> </text:span><text:span text:style-name="T18">&lt;</text:span><text:span text:style-name="T19">CPU-Info&gt;</text:span><text:span text:style-name="T13"> </text:span></text:p>
      <text:p text:style-name="P17"/>
      <text:p text:style-name="P18">where <text:span text:style-name="T17">aa/hfr48B8/health</text:span><text:span text:style-name="T15"> <text:s text:c="5"/>is the MQTT message prefix</text:span></text:p>
      <text:p text:style-name="P18"><text:span text:style-name="T15"><text:s text:c="6"/></text:span><text:span text:style-name="T14">M) oneSec{14}[278962]&gt;</text:span><text:span text:style-name="T15"> is the trace prefix (message type, function, traceID,timestamp)</text:span></text:p>
      <text:p text:style-name="P17"><text:span text:style-name="T16"><text:s text:c="6"/></text:span><text:span text:style-name="T19">&lt;CPU-Info&gt;</text:span><text:span text:style-name="T16"> <text:s text:c="12"/>represents the actual CPU info, described below</text:span></text:p>
      <text:p text:style-name="P17"/>
      <text:p text:style-name="P28"/>
      <text:p text:style-name="P29"/>
      <text:p text:style-name="P27">The actual CPU info would look like this:</text:p>
      <text:p text:style-name="P15"/>
      <text:p text:style-name="P15"><text:span text:style-name="T13">CPU: 13.27 <text:s/>/Oled: 0.0 <text:s/>0.0 0 /MQTT:</text:span><text:span text:style-name="T15"> 0.0</text:span><text:span text:style-name="T13"> <text:s/>0.0 1 /webMon: 0.6 <text:s/>0.1 0 /Flow</text:span><text:span text:style-name="T15">:12.3 </text:span><text:span text:style-name="T13"><text:s/>0.4 /1Sec: 0.4 <text:s/>0.4 0 /</text:span></text:p>
      <text:p text:style-name="P4"/>
      <text:p text:style-name="P4">Where the fields have the following meanings:</text:p>
      <table:table table:name="Table2" table:style-name="Table2">
        <table:table-column table:style-name="Table2.A"/>
        <table:table-column table:style-name="Table2.B"/>
        <table:table-row>
          <table:table-cell table:style-name="Table2.A1" office:value-type="string">
            <text:p text:style-name="P21">CPU: 13.27</text:p>
          </table:table-cell>
          <table:table-cell table:style-name="Table2.B1" office:value-type="string">
            <text:p text:style-name="P5">Total CPU used in the last second, as a percent</text:p>
          </table:table-cell>
        </table:table-row>
        <table:table-row>
          <table:table-cell table:style-name="Table2.A2" office:value-type="string">
            <text:p text:style-name="P21">Oled: 0.0 <text:s/>0.0 0</text:p>
          </table:table-cell>
          <table:table-cell table:style-name="Table2.B2" office:value-type="string">
            <text:p text:style-name="P5">CPU usage for the timer task with label “Oled”</text:p>
            <text:p text:style-name="P5">0.0 Total CPU used by this task in last second, as a percent</text:p>
            <text:p text:style-name="P5">0.0 CPU utilization of the longest call to this task in last second, as a percent</text:p>
            <text:p text:style-name="P5">0 <text:s text:c="3"/>number of times this task was dispatched at least 1 millisecond late</text:p>
            <text:p text:style-name="P5">NOTE: timer tasks have 3 numbers, conditional tasks have 2</text:p>
          </table:table-cell>
        </table:table-row>
        <table:table-row>
          <table:table-cell table:style-name="Table2.A2" office:value-type="string">
            <text:p text:style-name="P15"><text:span text:style-name="T13">MQTT:</text:span><text:span text:style-name="T15"> 0.0</text:span><text:span text:style-name="T13"> <text:s/>0.0 1</text:span></text:p>
          </table:table-cell>
          <table:table-cell table:style-name="Table2.B2" office:value-type="string">
            <text:p text:style-name="P5">CPU usage for the timer task with label “MQTT”</text:p>
            <text:p text:style-name="P5">0.0 Total CPU used by this task in last second, as a percent</text:p>
            <text:p text:style-name="P5">0.0 CPU utilization of the longest call to this task in last second, as a percent</text:p>
            <text:p text:style-name="P5">1 <text:s text:c="3"/>number of times this task was dispatched at least 1 millisecond late</text:p>
          </table:table-cell>
        </table:table-row>
        <table:table-row>
          <table:table-cell table:style-name="Table2.A2" office:value-type="string">
            <text:p text:style-name="P21">webMon: 0.6 <text:s/>0.1 0</text:p>
          </table:table-cell>
          <table:table-cell table:style-name="Table2.B2" office:value-type="string">
            <text:p text:style-name="P5">CPU usage for the timer task with label “webMon”</text:p>
            <text:p text:style-name="P5">0.6 Total CPU used by this task in last second, as a percent</text:p>
            <text:p text:style-name="P5">0.1 CPU utilization of the longest call to this task in last second, as a percent</text:p>
            <text:p text:style-name="P5">0 <text:s text:c="3"/>number of times this task was dispatched at least 1 millisecond late</text:p>
          </table:table-cell>
        </table:table-row>
        <table:table-row>
          <table:table-cell table:style-name="Table2.A2" office:value-type="string">
            <text:p text:style-name="P15"><text:span text:style-name="T13">Flow</text:span><text:span text:style-name="T15">:12.3 </text:span><text:span text:style-name="T13"><text:s/>0.4</text:span></text:p>
          </table:table-cell>
          <table:table-cell table:style-name="Table2.B2" office:value-type="string">
            <text:p text:style-name="P5">CPU usage for the CONDITION task with label “Flow”</text:p>
            <text:p text:style-name="P5">12.3 Total CPU used by this task in last second, as a percent</text:p>
            <text:p text:style-name="P5">0.4 <text:s text:c="2"/>CPU utilization of the longest call to this task in last second, as a percent</text:p>
            <text:p text:style-name="P5"/>
          </table:table-cell>
        </table:table-row>
        <table:table-row>
          <table:table-cell table:style-name="Table2.A2" office:value-type="string">
            <text:p text:style-name="P21">1Sec: 0.4 <text:s/>0.4 0</text:p>
          </table:table-cell>
          <table:table-cell table:style-name="Table2.B2" office:value-type="string">
            <text:p text:style-name="P5">CPU usage for the timer task with label “1Sec”</text:p>
            <text:p text:style-name="P5">0.4 Total CPU used by this task in last second, as a percent</text:p>
            <text:p text:style-name="P5">0.4 CPU utilization of the longest call to this task in last second, as a percent</text:p>
            <text:p text:style-name="P5">0 <text:s text:c="3"/>number of times this task was dispatched at least 1 millisecond late</text:p>
          </table:table-cell>
        </table:table-row>
      </table:table>
      <text:p text:style-name="Standard"/>
      <text:p text:style-name="P29">Note that there is one less metric for Condition dispatched tasks, because their dispatch latency can’t be measured.</text:p>
      <text:p text:style-name="Standard"/>
      <text:h text:style-name="Heading_20_2" text:outline-level="2"><text:bookmark-start text:name="__RefHeading___Toc737_2810225546"/>Procedure Summary<text:bookmark-end text:name="__RefHeading___Toc737_2810225546"/></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section</text:p>
          </table:table-cell>
          <table:table-cell table:style-name="Table3.A1" office:value-type="string">
            <text:p text:style-name="Table_20_Contents"><text:s text:c="2"/><text:span text:style-name="T1">Step</text:span></text:p>
          </table:table-cell>
          <table:table-cell table:style-name="Table3.A1" office:value-type="string">
            <text:p text:style-name="Table_20_Contents"><text:s/><text:span text:style-name="T1">Action</text:span></text:p>
          </table:table-cell>
          <table:table-cell table:style-name="Table3.D1" office:value-type="string">
            <text:p text:style-name="Table_20_Contents"><text:s text:c="2"/><text:span text:style-name="T1">Example / Location</text:span></text:p>
          </table:table-cell>
        </table:table-row>
        <table:table-row>
          <table:table-cell table:style-name="Table3.A2" office:value-type="string">
            <text:p text:style-name="P7">2.1.1</text:p>
          </table:table-cell>
          <table:table-cell table:style-name="Table3.B2" office:value-type="string">
            <text:p text:style-name="Standard"><text:bookmark-start text:name="__RefHeading___Toc717_2810225546 Copy 1"/>Specify Task Parameters<text:bookmark-end text:name="__RefHeading___Toc717_2810225546 Copy 1"/></text:p>
          </table:table-cell>
          <table:table-cell table:style-name="Table3.C2" office:value-type="string">
            <text:p text:style-name="P5">Name of task to run</text:p>
          </table:table-cell>
          <table:table-cell table:style-name="Table3.D2" office:value-type="string">
            <text:p text:style-name="Table_20_Contents"><text:s/><text:span text:style-name="T1">scanSensorReadings()</text:span></text:p>
          </table:table-cell>
        </table:table-row>
        <table:table-row>
          <table:table-cell table:style-name="Table3.A3" office:value-type="string">
            <text:p text:style-name="P8">2.1.2</text:p>
          </table:table-cell>
          <table:table-cell table:style-name="Table3.B3" office:value-type="string">
            <text:p text:style-name="Table_20_Contents"/>
          </table:table-cell>
          <table:table-cell table:style-name="Table3.C3" office:value-type="string">
            <text:p text:style-name="P5">Milliseconds between executions</text:p>
          </table:table-cell>
          <table:table-cell table:style-name="Table3.D3" office:value-type="string">
            <text:p text:style-name="P5"><text:s/>200</text:p>
          </table:table-cell>
        </table:table-row>
        <table:table-row>
          <table:table-cell table:style-name="Table3.A2" office:value-type="string">
            <text:p text:style-name="P8">2.1.3</text:p>
          </table:table-cell>
          <table:table-cell table:style-name="Table3.B2" office:value-type="string">
            <text:p text:style-name="Table_20_Contents"/>
          </table:table-cell>
          <table:table-cell table:style-name="Table3.C2" office:value-type="string">
            <text:p text:style-name="P5">Short form name (4-8 char)</text:p>
          </table:table-cell>
          <table:table-cell table:style-name="Table3.D2" office:value-type="string">
            <text:p text:style-name="Table_20_Contents"><text:s/><text:span text:style-name="T1">sensor</text:span></text:p>
          </table:table-cell>
        </table:table-row>
        <table:table-row table:style-name="Table3.5">
          <table:table-cell table:style-name="Table3.A3" office:value-type="string">
            <text:p text:style-name="P8">2.1.4</text:p>
          </table:table-cell>
          <table:table-cell table:style-name="Table3.B3" office:value-type="string">
            <text:p text:style-name="Table_20_Contents"/>
          </table:table-cell>
          <table:table-cell table:style-name="Table3.C3" office:value-type="string">
            <text:p text:style-name="P5">Very short label ( 1-4 char)</text:p>
          </table:table-cell>
          <table:table-cell table:style-name="Table3.D3" office:value-type="string">
            <text:p text:style-name="P5"><text:s/>snsr</text:p>
          </table:table-cell>
        </table:table-row>
        <table:table-row>
          <table:table-cell table:style-name="Table3.A2" office:value-type="string">
            <text:p text:style-name="P7">2.2</text:p>
          </table:table-cell>
          <table:table-cell table:style-name="Table3.B2" office:value-type="string">
            <text:p text:style-name="Standard"><text:bookmark-start text:name="__RefHeading___Toc727_2810225546 Copy 1"/>Generate the Variables<text:bookmark-end text:name="__RefHeading___Toc727_2810225546 Copy 1"/></text:p>
          </table:table-cell>
          <table:table-cell table:style-name="Table3.C2" office:value-type="string">
            <text:p text:style-name="P5">Macro loopTaskVars()</text:p>
          </table:table-cell>
          <table:table-cell table:style-name="Table3.D2" office:value-type="string">
            <text:p text:style-name="P5"><text:s/>global_variables.cpp</text:p>
          </table:table-cell>
        </table:table-row>
        <table:table-row table:style-name="Table3.7">
          <table:table-cell table:style-name="Table3.A3" office:value-type="string">
            <text:p text:style-name="P19"/>
          </table:table-cell>
          <table:table-cell table:style-name="Table3.B3" office:value-type="string">
            <text:p text:style-name="Standard"><text:bookmark-start text:name="__RefHeading___Toc729_2810225546 Copy 1"/>Insert Initialization Code<text:bookmark-end text:name="__RefHeading___Toc729_2810225546 Copy 1"/></text:p>
          </table:table-cell>
          <table:table-cell table:style-name="Table3.C3" office:value-type="string">
            <text:p text:style-name="P6">setu3pTasks()</text:p>
          </table:table-cell>
          <table:table-cell table:style-name="Table3.D3" office:value-type="string">
            <text:p text:style-name="P6">deviceSupport.cpp</text:p>
          </table:table-cell>
        </table:table-row>
        <table:table-row>
          <table:table-cell table:style-name="Table3.A2" office:value-type="string">
            <text:p text:style-name="P8">2.3</text:p>
          </table:table-cell>
          <table:table-cell table:style-name="Table3.B2" office:value-type="string">
            <text:p text:style-name="P5">Insert Initialization Code</text:p>
          </table:table-cell>
          <table:table-cell table:style-name="Table3.C2" office:value-type="string">
            <text:p text:style-name="P5">setupTasks()</text:p>
          </table:table-cell>
          <table:table-cell table:style-name="Table3.D2" office:value-type="string">
            <text:p text:style-name="Table_20_Contents"><text:s/><text:span text:style-name="T1">deviceSupport.cpp</text:span></text:p>
          </table:table-cell>
        </table:table-row>
        <table:table-row>
          <table:table-cell table:style-name="Table3.A3" office:value-type="string">
            <text:p text:style-name="P8">2.4</text:p>
          </table:table-cell>
          <table:table-cell table:style-name="Table3.B3" office:value-type="string">
            <text:p text:style-name="P5">Reset Code in Task</text:p>
          </table:table-cell>
          <table:table-cell table:style-name="Table3.C3" office:value-type="string">
            <text:p text:style-name="P5">Reset timer or condition</text:p>
          </table:table-cell>
          <table:table-cell table:style-name="Table3.D3" office:value-type="string">
            <text:p text:style-name="P5"><text:s/>Start of called task</text:p>
          </table:table-cell>
        </table:table-row>
        <table:table-row>
          <table:table-cell table:style-name="Table3.A10" office:value-type="string">
            <text:p text:style-name="P8">2.5</text:p>
          </table:table-cell>
          <table:table-cell table:style-name="Table3.B10" office:value-type="string">
            <text:p text:style-name="P5">Set Up oneSec Processing</text:p>
          </table:table-cell>
          <table:table-cell table:style-name="Table3.C10" office:value-type="string">
            <text:p text:style-name="P5">Add 3 macro calls</text:p>
          </table:table-cell>
          <table:table-cell table:style-name="Table3.D10" office:value-type="string">
            <text:p text:style-name="Table_20_Contents"><text:s/><text:span text:style-name="T1">Main.cpp, after loop()</text:span></text:p>
          </table:table-cell>
        </table:table-row>
      </table:table>
      <text:p text:style-name="Text_20_body"/>
      <text:p text:style-name="Text_20_body"/>
      <text:h text:style-name="P26" text:outline-level="2"><text:bookmark-start text:name="__RefHeading___Toc1407_45962770"/>Alerts Based on CPU Usage<text:bookmark-end text:name="__RefHeading___Toc1407_45962770"/></text:h>
      <text:p text:style-name="P29">The once per second processing checks the total CPU usage (first number displayed in its report line) an issues an Error trace if it is high. This trace may go to MQTT, or the console, or both, depending on the trace configuration.</text:p>
      <text:p text:style-name="P29"/>
      <text:p text:style-name="P30"><text:span text:style-name="T20">If the CPU usage is over 90%, the following trace will be generated:<text:line-break/> <text:s text:c="4"/></text:span><text:span text:style-name="Source_20_Text"><text:span text:style-name="T21">TraceEf("CPU Utilization RED alert = usage% =",totCPU);</text:span></text:span></text:p>
      <text:p text:style-name="P29"/>
      <text:p text:style-name="P29">If the CPU usage is between 60% and 90%, the following trace will be generated:</text:p>
      <text:p text:style-name="P30"><text:span text:style-name="T20"><text:s text:c="4"/></text:span><text:span text:style-name="Source_20_Text"><text:span text:style-name="T21">TraceEf("CPU Utilization YELLOW alert = usage% =",totCPU);</text:span></text:span></text:p>
      <text:p text:style-name="P30"><text:span text:style-name="Source_20_Text"><text:span text:style-name="T21"/></text:span></text:p>
      <text:p text:style-name="P29"><text:span text:style-name="Source_20_Text"><text:span text:style-name="T22">The global variable CPULoad can be used by functions which are able to defer processing to see if load shedding is needed. It has the following values:</text:span></text:span></text:p>
      <text:p text:style-name="P29"><text:span text:style-name="Source_20_Text"><text:span text:style-name="T24"><text:tab/>int</text:span></text:span><text:span text:style-name="Source_20_Text"><text:span text:style-name="T23"> CPULoad;</text:span></text:span><text:span text:style-name="Source_20_Text"><text:span text:style-name="T25">               // current state of CPU utilization from oneSec monitoring</text:span></text:span></text:p>
      <text:p text:style-name="P12"><text:span text:style-name="T3"><text:tab/>const</text:span> <text:span text:style-name="T3">int</text:span> CPUNormal = <text:span text:style-name="T8">0</text:span><text:span text:style-name="T9">    // normal - below 60%</text:span></text:p>
      <text:p text:style-name="P12"><text:span text:style-name="T3"><text:tab/>const</text:span> <text:span text:style-name="T3">int</text:span> CPUYellow = <text:span text:style-name="T8">1</text:span><text:span text:style-name="T9">    // yellow alert - 60-90%</text:span></text:p>
      <text:p text:style-name="P12"><text:span text:style-name="T3"><text:tab/>const</text:span> <text:span text:style-name="T3">int</text:span> CPURed = <text:span text:style-name="T8">2</text:span><text:span text:style-name="T9">       // red alert, &gt;90%</text:span></text:p>
      <text:p text:style-name="P12"/>
      <text:p text:style-name="P32"><text:span text:style-name="T28">As well, a function is called when either of these alerts is issued so steps can be taken proactively to reduce CPU load:</text:span><text:span text:style-name="T20"> </text:span></text:p>
      <text:p text:style-name="P32"><text:span text:style-name="T3"><text:tab/>void</text:span> CPUOffLoad()<text:span text:style-name="T9">          // attempt to reduce load on CPU</text:span></text:p>
      <text:p text:style-name="P32"/>
      <text:p text:style-name="P34">Currently, no action is taken by this function.</text:p>
      <text:p text:style-name="P33"/>
      <text:p text:style-name="P12"/>
      <text:p text:style-name="P29"><text:span text:style-name="Source_20_Text"><text:span text:style-name="T22"/></text:span></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1T17:19:22.154000000</meta:creation-date>
    <dc:date>2023-03-12T21:55:58.839000000</dc:date>
    <meta:editing-duration>PT7H2M56S</meta:editing-duration>
    <meta:editing-cycles>4</meta:editing-cycles>
    <meta:generator>LibreOffice/7.5.0.3$Windows_X86_64 LibreOffice_project/c21113d003cd3efa8c53188764377a8272d9d6de</meta:generator>
    <meta:document-statistic meta:table-count="3" meta:image-count="0" meta:object-count="0" meta:page-count="8" meta:paragraph-count="205" meta:word-count="2557" meta:character-count="15007" meta:non-whitespace-character-count="12477"/>
  </office:meta>
</office:document-meta>
</file>